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09e" officeooo:paragraph-rsid="001f4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hello-world<text:line-break/>Hello World repository for Git tutorial<text:line-break/>This is an example repository for the Git tutoial on https://www.w3schools.com<text:line-break/><text:line-break/>This repository is built step by step in the tutorial.</text:p>
      <text:p text:style-name="P1">New li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7:28:14.082858614</meta:creation-date>
    <dc:date>2022-07-01T18:44:27.404774161</dc:date>
    <meta:editing-duration>PT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1" meta:character-count="196" meta:non-whitespace-character-count="166"/>
  </office:meta>
</office:document-meta>
</file>